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9fa68" officeooo:paragraph-rsid="001f2ec3"/>
    </style:style>
    <style:style style:name="P2" style:family="paragraph" style:parent-style-name="Standard">
      <style:text-properties officeooo:rsid="0009fa68" officeooo:paragraph-rsid="0024d0a3"/>
    </style:style>
    <style:style style:name="P3" style:family="paragraph" style:parent-style-name="Standard">
      <style:text-properties officeooo:rsid="0021c665" officeooo:paragraph-rsid="0021c665"/>
    </style:style>
    <style:style style:name="P4" style:family="paragraph" style:parent-style-name="Standard">
      <style:text-properties officeooo:rsid="0009fa68" officeooo:paragraph-rsid="0009fa68"/>
    </style:style>
    <style:style style:name="P5" style:family="paragraph" style:parent-style-name="Standard">
      <style:text-properties officeooo:rsid="000cd6af" officeooo:paragraph-rsid="001f2ec3"/>
    </style:style>
    <style:style style:name="P6" style:family="paragraph" style:parent-style-name="Standard">
      <style:text-properties officeooo:rsid="0024d0a3" officeooo:paragraph-rsid="0024d0a3"/>
    </style:style>
    <style:style style:name="P7" style:family="paragraph" style:parent-style-name="Standard">
      <style:text-properties officeooo:rsid="0024d0a3" officeooo:paragraph-rsid="00298a48"/>
    </style:style>
    <style:style style:name="P8" style:family="paragraph" style:parent-style-name="Standard">
      <style:text-properties officeooo:rsid="00298a48" officeooo:paragraph-rsid="00298a48"/>
    </style:style>
    <style:style style:name="P9" style:family="paragraph" style:parent-style-name="Standard">
      <style:text-properties officeooo:rsid="0009fa68" officeooo:paragraph-rsid="001fe38a"/>
    </style:style>
    <style:style style:name="P10" style:family="paragraph" style:parent-style-name="Standard">
      <style:text-properties officeooo:rsid="000cd6af" officeooo:paragraph-rsid="0009fa68"/>
    </style:style>
    <style:style style:name="P11" style:family="paragraph" style:parent-style-name="Standard">
      <style:text-properties officeooo:rsid="0009fa68" officeooo:paragraph-rsid="000ba6b7"/>
    </style:style>
    <style:style style:name="P12" style:family="paragraph" style:parent-style-name="Standard">
      <style:text-properties officeooo:rsid="000ba6b7" officeooo:paragraph-rsid="000ba6b7"/>
    </style:style>
    <style:style style:name="P13" style:family="paragraph" style:parent-style-name="Standard">
      <style:text-properties officeooo:rsid="000ba6b7" officeooo:paragraph-rsid="000cd6af"/>
    </style:style>
    <style:style style:name="P14" style:family="paragraph" style:parent-style-name="Standard">
      <style:text-properties officeooo:rsid="0009fa68" officeooo:paragraph-rsid="000cd6af"/>
    </style:style>
    <style:style style:name="P15" style:family="paragraph" style:parent-style-name="Standard">
      <style:text-properties officeooo:rsid="000cd6af" officeooo:paragraph-rsid="000cd6af"/>
    </style:style>
    <style:style style:name="P16" style:family="paragraph" style:parent-style-name="Standard">
      <style:text-properties officeooo:rsid="0024d0a3" officeooo:paragraph-rsid="00280439"/>
    </style:style>
    <style:style style:name="P17" style:family="paragraph" style:parent-style-name="Standard">
      <style:text-properties officeooo:rsid="000cd6af" officeooo:paragraph-rsid="000e6fe8"/>
    </style:style>
    <style:style style:name="P18" style:family="paragraph" style:parent-style-name="Standard">
      <style:text-properties officeooo:rsid="000f9708" officeooo:paragraph-rsid="000f9708"/>
    </style:style>
    <style:style style:name="P19" style:family="paragraph" style:parent-style-name="Standard">
      <style:text-properties officeooo:rsid="001109a7" officeooo:paragraph-rsid="001109a7"/>
    </style:style>
    <style:style style:name="P20" style:family="paragraph" style:parent-style-name="Standard">
      <style:text-properties officeooo:rsid="0011d104" officeooo:paragraph-rsid="0011d104"/>
    </style:style>
    <style:style style:name="P21" style:family="paragraph" style:parent-style-name="Standard">
      <style:text-properties officeooo:rsid="0012acb3" officeooo:paragraph-rsid="0012acb3"/>
    </style:style>
    <style:style style:name="P22" style:family="paragraph" style:parent-style-name="Standard">
      <style:text-properties fo:font-weight="bold" officeooo:rsid="00146d64" officeooo:paragraph-rsid="001622be" style:font-weight-asian="bold" style:font-weight-complex="bold"/>
    </style:style>
    <style:style style:name="P23" style:family="paragraph" style:parent-style-name="Standard">
      <style:text-properties fo:font-weight="normal" officeooo:rsid="0015d283" officeooo:paragraph-rsid="001622be" style:font-weight-asian="normal" style:font-weight-complex="normal"/>
    </style:style>
    <style:style style:name="P24" style:family="paragraph" style:parent-style-name="Standard">
      <style:text-properties fo:font-weight="normal" officeooo:rsid="001622be" officeooo:paragraph-rsid="001622be" style:font-weight-asian="normal" style:font-weight-complex="normal"/>
    </style:style>
    <style:style style:name="P25" style:family="paragraph" style:parent-style-name="Standard">
      <style:text-properties officeooo:rsid="001622be" officeooo:paragraph-rsid="001622be"/>
    </style:style>
    <style:style style:name="P26" style:family="paragraph" style:parent-style-name="Standard">
      <style:text-properties fo:font-weight="bold" officeooo:rsid="0012acb3" officeooo:paragraph-rsid="0012acb3" style:font-weight-asian="bold" style:font-weight-complex="bold"/>
    </style:style>
    <style:style style:name="P27" style:family="paragraph" style:parent-style-name="Standard">
      <style:text-properties officeooo:rsid="0015d283" officeooo:paragraph-rsid="0015d283"/>
    </style:style>
    <style:style style:name="P28" style:family="paragraph" style:parent-style-name="Standard">
      <style:text-properties officeooo:rsid="00182f8b" officeooo:paragraph-rsid="00182f8b"/>
    </style:style>
    <style:style style:name="P29" style:family="paragraph" style:parent-style-name="Standard">
      <style:text-properties officeooo:rsid="0016bf22" officeooo:paragraph-rsid="0016bf22"/>
    </style:style>
    <style:style style:name="P30" style:family="paragraph" style:parent-style-name="Standard">
      <style:text-properties officeooo:paragraph-rsid="0019176e"/>
    </style:style>
    <style:style style:name="P31" style:family="paragraph" style:parent-style-name="Standard">
      <style:text-properties officeooo:rsid="0016bf22" officeooo:paragraph-rsid="0019176e"/>
    </style:style>
    <style:style style:name="P32" style:family="paragraph" style:parent-style-name="Standard">
      <style:text-properties officeooo:rsid="00176ab0" officeooo:paragraph-rsid="00176ab0"/>
    </style:style>
    <style:style style:name="P33" style:family="paragraph" style:parent-style-name="Standard">
      <style:text-properties fo:font-weight="bold" officeooo:rsid="0019bbb0" officeooo:paragraph-rsid="0019bbb0" style:font-weight-asian="bold" style:font-weight-complex="bold"/>
    </style:style>
    <style:style style:name="P34" style:family="paragraph" style:parent-style-name="Standard">
      <style:text-properties officeooo:rsid="0019bbb0" officeooo:paragraph-rsid="0019bbb0"/>
    </style:style>
    <style:style style:name="P35" style:family="paragraph" style:parent-style-name="Standard">
      <style:text-properties officeooo:rsid="001c3ab5" officeooo:paragraph-rsid="001c3ab5"/>
    </style:style>
    <style:style style:name="P36" style:family="paragraph" style:parent-style-name="Standard">
      <style:text-properties fo:font-weight="normal" officeooo:rsid="0015d283" officeooo:paragraph-rsid="00146d64" style:font-weight-asian="normal" style:font-weight-complex="normal"/>
    </style:style>
    <style:style style:name="P37" style:family="paragraph" style:parent-style-name="Standard">
      <style:text-properties officeooo:rsid="000cd6af" officeooo:paragraph-rsid="000ba6b7"/>
    </style:style>
    <style:style style:name="T1" style:family="text">
      <style:text-properties officeooo:rsid="0021c6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d0a3"/>
    </style:style>
    <style:style style:name="T4" style:family="text">
      <style:text-properties officeooo:rsid="00232a39"/>
    </style:style>
    <style:style style:name="T5" style:family="text">
      <style:text-properties officeooo:rsid="00298a48"/>
    </style:style>
    <style:style style:name="T6" style:family="text">
      <style:text-properties officeooo:rsid="000ba6b7"/>
    </style:style>
    <style:style style:name="T7" style:family="text">
      <style:text-properties fo:font-weight="bold" officeooo:rsid="000ba6b7" style:font-weight-asian="bold" style:font-weight-complex="bold"/>
    </style:style>
    <style:style style:name="T8" style:family="text">
      <style:text-properties officeooo:rsid="0026941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12acb3"/>
    </style:style>
    <style:style style:name="T13" style:family="text">
      <style:text-properties officeooo:rsid="001622be"/>
    </style:style>
    <style:style style:name="T14" style:family="text">
      <style:text-properties officeooo:rsid="0016bf22"/>
    </style:style>
    <style:style style:name="T15" style:family="text">
      <style:text-properties style:text-underline-style="solid" style:text-underline-width="auto" style:text-underline-color="font-color" officeooo:rsid="0016bf22"/>
    </style:style>
    <style:style style:name="T16" style:family="text">
      <style:text-properties officeooo:rsid="0019176e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0 - null<text:line-break/>1 - eins</text:p>
            <text:p text:style-name="P1">2 - zwei</text:p>
            <text:p text:style-name="P1">3 - drei</text:p>
            <text:p text:style-name="P1">4 - vier</text:p>
            <text:p text:style-name="P1">5 - fünf<text:line-break/>6 - sechs<text:line-break/>7 - sieben<text:line-break/>8 - acht<text:line-break/>9 - neun</text:p>
          </table:table-cell>
          <table:table-cell table:style-name="Tabelle1.B1" office:value-type="string">
            <text:p text:style-name="P2">10 - zehn</text:p>
            <text:p text:style-name="P1">11 - elf*<text:line-break/>12 - zwölf*<text:line-break/>13 - dreizehn<text:line-break/>14 - vierzehn<text:line-break/>15 - fünfzehn</text:p>
            <text:p text:style-name="P1">16 - <text:span text:style-name="T1">sech</text:span>zehn*</text:p>
            <text:p text:style-name="P3">17 - siebzehn*</text:p>
            <text:p text:style-name="P3">18 - achtzehn</text:p>
            <text:p text:style-name="P3">19 - neunzehn</text:p>
          </table:table-cell>
        </table:table-row>
      </table:table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20 - zwanzig*</text:p>
            <text:p text:style-name="P1">21 - ein<text:span text:style-name="T2">und</text:span>zwanzig</text:p>
            <text:p text:style-name="P1">22 - zwei<text:span text:style-name="T2">und</text:span>zwanzig</text:p>
            <text:p text:style-name="P1">23 - drei<text:span text:style-name="T2">und</text:span>zwan<text:span text:style-name="T1">z</text:span>ig</text:p>
            <text:p text:style-name="P3">24 - vierundzwanzig</text:p>
            <text:p text:style-name="P3">25 - fünfundzwanzig</text:p>
            <text:p text:style-name="P3">26 - sechsundzwanzig</text:p>
            <text:p text:style-name="P3">27 - sieben<text:span text:style-name="T3">und</text:span>zwanzig</text:p>
            <text:p text:style-name="P3">28 - achtundzwanzig</text:p>
            <text:p text:style-name="P3">29 - neunundzwanzig</text:p>
          </table:table-cell>
          <table:table-cell table:style-name="Tabelle2.B1" office:value-type="string">
            <text:p text:style-name="P1">30 - dreißig</text:p>
            <text:p text:style-name="P1">31 - ein<text:span text:style-name="T2">und</text:span>dreißig</text:p>
            <text:p text:style-name="P1">32 - zwei<text:span text:style-name="T2">und</text:span>dreißig</text:p>
            <text:p text:style-name="P5">33 - drei<text:span text:style-name="T2">und</text:span>dreißig</text:p>
            <text:p text:style-name="P3">34 - <text:span text:style-name="T4">vierunddreißig</text:span></text:p>
            <text:p text:style-name="P3">35 - <text:span text:style-name="T4">fünfunddreißig</text:span></text:p>
            <text:p text:style-name="P3">36 - <text:span text:style-name="T4">sechsunddreißig</text:span></text:p>
            <text:p text:style-name="P3">37 - <text:span text:style-name="T4">siebenunddreißig</text:span></text:p>
            <text:p text:style-name="P3">38 - <text:span text:style-name="T4">achtunddreißig</text:span></text:p>
            <text:p text:style-name="P3">39 - <text:span text:style-name="T4">neununddreißig</text:span></text:p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40 - vierzig</text:p>
            <text:p text:style-name="P1">41 - einundvierzig</text:p>
            <text:p text:style-name="P1">42 - zweiundvierzig</text:p>
            <text:p text:style-name="P6">43 - <text:span text:style-name="T5">dreiundvierzig</text:span></text:p>
            <text:p text:style-name="P7">44 - <text:span text:style-name="T5">undvierzig</text:span></text:p>
            <text:p text:style-name="P7">45 - <text:span text:style-name="T5">undvierzig</text:span></text:p>
            <text:p text:style-name="P7">46 - <text:span text:style-name="T5">undvierzig</text:span></text:p>
            <text:p text:style-name="P7">47 - <text:span text:style-name="T5">undvierzig</text:span></text:p>
            <text:p text:style-name="P8">48 -<text:span text:style-name="T3"> </text:span>undvierzig</text:p>
            <text:p text:style-name="P8">49 -<text:span text:style-name="T3"> </text:span>undvierzig</text:p>
            <text:p text:style-name="P6"/>
          </table:table-cell>
          <table:table-cell table:style-name="Tabelle3.B1" office:value-type="string">
            <text:p text:style-name="P1">50 - fünfzig</text:p>
            <text:p text:style-name="P1">51 - einundfünfzig</text:p>
            <text:p text:style-name="P1">52 - zweiundfünfzig</text:p>
            <text:p text:style-name="P8">53 - undfünfzig</text:p>
            <text:p text:style-name="P8">54 - undfünfzig</text:p>
            <text:p text:style-name="P8">55 - undfünfzig</text:p>
            <text:p text:style-name="P8">56 - undfünfzig</text:p>
            <text:p text:style-name="P8">57 - undfünfzig</text:p>
            <text:p text:style-name="P8">58 - undfünfzig</text:p>
            <text:p text:style-name="P8">59 - undfünfzig</text:p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9">60 - sechzig</text:p>
            <text:p text:style-name="P9">70 - siebzig*</text:p>
            <text:p text:style-name="P9">80 - achtzig</text:p>
            <text:p text:style-name="P9">90 - neuzig</text:p>
            <text:p text:style-name="P9">100 - einhundert / hundert*</text:p>
          </table:table-cell>
          <table:table-cell table:style-name="Tabelle4.B1" office:value-type="string">
            <text:p text:style-name="Table_20_Contents"/>
          </table:table-cell>
        </table:table-row>
      </table:table>
      <text:p text:style-name="P4"><text:line-break/><text:line-break/></text:p>
      <text:p text:style-name="P4"/>
      <text:p text:style-name="P4"/>
      <text:p text:style-name="P4"/>
      <text:p text:style-name="P4"/>
      <text:p text:style-name="P10"/>
      <text:p text:style-name="P4"/>
      <text:p text:style-name="P4"/>
      <text:p text:style-name="P4"/>
      <text:p text:style-name="P6"><text:soft-page-break/>10 - zehn</text:p>
      <text:p text:style-name="P6">20 - zwanzig*</text:p>
      <text:p text:style-name="P6">30 - dreißig*</text:p>
      <text:p text:style-name="P6">40 - vierzig</text:p>
      <text:p text:style-name="P6">50 - fünfzig</text:p>
      <text:p text:style-name="P6">60 - sechzig</text:p>
      <text:p text:style-name="P6">70 - siebzig</text:p>
      <text:p text:style-name="P6">80 - achtzig</text:p>
      <text:p text:style-name="P6">90 - neunzig</text:p>
      <text:p text:style-name="P6">100 - einhundert (hundert)</text:p>
      <text:p text:style-name="P11"/>
      <text:p text:style-name="P11"><text:span text:style-name="T6">101 - einhundert</text:span><text:span text:style-name="T7">und</text:span><text:span text:style-name="T6">eins / einhundert</text:span><text:span text:style-name="T7">eins</text:span></text:p>
      <text:p text:style-name="P12">102 - einhundert<text:span text:style-name="T2">und</text:span>zwei / einhundert<text:span text:style-name="T2">zwei</text:span></text:p>
      <text:p text:style-name="P12">103 - einhundert<text:span text:style-name="T2">und</text:span>drei / einhundert<text:span text:style-name="T2">drei</text:span></text:p>
      <text:p text:style-name="P11"/>
      <text:p text:style-name="P13">110 - einhudert<text:span text:style-name="T2">und</text:span>zehn / einhu<text:span text:style-name="T8">n</text:span>dert<text:span text:style-name="T2">zehn</text:span></text:p>
      <text:p text:style-name="P13">111 - einhudertelf</text:p>
      <text:p text:style-name="P13">112 - einhundertzwölf </text:p>
      <text:p text:style-name="P14"/>
      <text:p text:style-name="P15">120 - einhundertzwanzig</text:p>
      <text:p text:style-name="P15">121 - einhunderteinundzwanzig</text:p>
      <text:p text:style-name="P15">111 - einhundertundelf</text:p>
      <text:p text:style-name="P15">120 - einhundertundzwanzig</text:p>
      <text:p text:style-name="P15">121 - einhunderteinundzwanzig</text:p>
      <text:p text:style-name="P15"/>
      <text:p text:style-name="P15">130 - einhundertdreißig</text:p>
      <text:p text:style-name="P15">131 - einhunderteinunddreißig</text:p>
      <text:p text:style-name="P15"/>
      <text:p text:style-name="P15">140 - einhundervierzig</text:p>
      <text:p text:style-name="P15">150 - einhundertfünfzig</text:p>
      <text:p text:style-name="P15">….</text:p>
      <text:p text:style-name="P15"/>
      <text:p text:style-name="P16">100 - <text:span text:style-name="T2">ein</text:span>hundert (hundert)</text:p>
      <text:p text:style-name="P15">200 - <text:span text:style-name="T2">zwei</text:span>hundert</text:p>
      <text:p text:style-name="P15">300 - dreihundert</text:p>
      <text:p text:style-name="P15">400 - vierhundert</text:p>
      <text:p text:style-name="P15">500 - fünfhundert</text:p>
      <text:p text:style-name="P15">600 - sechshundert</text:p>
      <text:p text:style-name="P15">700 - siebenhundert</text:p>
      <text:p text:style-name="P15">800 - achthundert</text:p>
      <text:p text:style-name="P15">900 - neunhundert</text:p>
      <text:p text:style-name="P15"/>
      <text:p text:style-name="P15">1000 - tausend</text:p>
      <text:p text:style-name="P15">1010 - tausendzehn</text:p>
      <text:p text:style-name="P15">1100 - tausend<text:span text:style-name="T9">einhundert</text:span> </text:p>
      <text:p text:style-name="P15">1110 - tausend<text:span text:style-name="T9">einhundert</text:span><text:span text:style-name="T2">und</text:span>zehn</text:p>
      <text:p text:style-name="P15">1111 - tausend<text:span text:style-name="T9">einhundert</text:span><text:span text:style-name="T2">und</text:span>elf</text:p>
      <text:p text:style-name="P15">1120 - tausendeinhundertundzwanzig</text:p>
      <text:p text:style-name="P17">1121 - tausend<text:span text:style-name="T9">einhundert</text:span><text:span text:style-name="T10">und</text:span>ein<text:span text:style-name="T10">und</text:span>zwanzig / tausend<text:span text:style-name="T9">einhundert</text:span>ein<text:span text:style-name="T9">zwanzig</text:span></text:p>
      <text:p text:style-name="P17"/>
      <text:p text:style-name="P18">10.000 - zehntausend</text:p>
      <text:p text:style-name="P18">20.000 - zwanzigtausend</text:p>
      <text:p text:style-name="P18"><text:soft-page-break/>30.000 - dreißigtausend</text:p>
      <text:p text:style-name="P18">100.000 - einhunderttausend</text:p>
      <text:p text:style-name="P18">200.000 - zweihunderttausend</text:p>
      <text:p text:style-name="P18">300.000 - dreihunderttausend</text:p>
      <text:p text:style-name="P18"/>
      <text:p text:style-name="P18">1.000.000 - eine Millionen</text:p>
      <text:p text:style-name="P19">2.000.000 - zwei Millionen</text:p>
      <text:p text:style-name="P19"/>
      <text:p text:style-name="P20">2.230.231 - eine Millionen zweihundert-dreißigtausend-zweihundert-einunddreißig</text:p>
      <text:p text:style-name="P20"/>
      <text:p text:style-name="P21"/>
      <text:p text:style-name="P21"/>
      <text:p text:style-name="P22">How to write numbers in a text</text:p>
      <text:p text:style-name="P22"/>
      <text:p text:style-name="P23">Up to the number 12 we write numbers as word in texts.</text:p>
      <text:p text:style-name="P24">If a cardinal number (erst-first, zweit-second, …) exceeds the 12 you add a dot to the digit.</text:p>
      <text:p text:style-name="P24">100 → 100.</text:p>
      <text:p text:style-name="P24">1 → 1.</text:p>
      <text:p text:style-name="P24"/>
      <text:p text:style-name="P24">Der erste Tag.</text:p>
      <text:p text:style-name="P24">Der hundertste Tag. → Der 100. Tag.</text:p>
      <text:p text:style-name="P23"/>
      <text:p text:style-name="P23">Wir haben zwölf (12)<text:span text:style-name="T11"> </text:span>Tage gebraucht, um mit der Arbeit fertig zu werden.</text:p>
      <text:p text:style-name="P23">Ich komme in drei Stunden vorbei.</text:p>
      <text:p text:style-name="P23">Das Jahr hat 365 (dreihundertundfünfundsechzig) Tage.</text:p>
      <text:p text:style-name="P23">Ein Monat hat ungefähr 30 Tage.</text:p>
      <text:p text:style-name="P25">Im letzten Jahr hat die Firma einen Umsatz von 1.345.276,-€ <text:s/>erwirtschaftet.</text:p>
      <text:p text:style-name="P26"/>
      <text:p text:style-name="P26">Kardinalzahlen - Cardinal numbers</text:p>
      <text:p text:style-name="P21"/>
      <text:p text:style-name="P27">[number] + t + -er/es/e</text:p>
      <text:p text:style-name="P21"/>
      <text:p text:style-name="P27">erst<text:span text:style-name="T12"> -er/es/e</text:span></text:p>
      <text:p text:style-name="P27">nächste <text:span text:style-name="T12"><text:s/>-er/es/e</text:span></text:p>
      <text:p text:style-name="P27">dies <text:span text:style-name="T12"><text:s/>-er/es/e</text:span></text:p>
      <text:p text:style-name="P27">letzt<text:span text:style-name="T12"> -er/es/e</text:span></text:p>
      <text:p text:style-name="P21"/>
      <text:p text:style-name="P21">erst -er/es/e*</text:p>
      <text:p text:style-name="P21">zweit -er/es/e</text:p>
      <text:p text:style-name="P21">dritt -er/es/e*</text:p>
      <text:p text:style-name="P21">viert -er/es/e</text:p>
      <text:p text:style-name="P21">fünft -er/es/e</text:p>
      <text:p text:style-name="P21">sechst -er/es/e</text:p>
      <text:p text:style-name="P21">siebt / siebent -er/es/e*</text:p>
      <text:p text:style-name="P21">acht -er/es/e</text:p>
      <text:p text:style-name="P21">neunt -er/es/e</text:p>
      <text:p text:style-name="P21">zehnt -er/es/e</text:p>
      <text:p text:style-name="P21"/>
      <text:p text:style-name="P25">zwanzig -st<text:span text:style-name="T12">-er/es/e</text:span></text:p>
      <text:p text:style-name="P25">dreißig -st<text:span text:style-name="T12">-er/es/e</text:span></text:p>
      <text:p text:style-name="P25">vierzig -st<text:span text:style-name="T12">-er/es/e</text:span></text:p>
      <text:p text:style-name="P25"/>
      <text:p text:style-name="P28"><text:soft-page-break/>hundert -st<text:span text:style-name="T12">-er/es/e</text:span></text:p>
      <text:p text:style-name="P28">tausend -st<text:span text:style-name="T12">-er/es/e</text:span></text:p>
      <text:p text:style-name="P21"/>
      <text:p text:style-name="P27">Heute ist unsere erste Stunde.</text:p>
      <text:p text:style-name="P27">Morgen ist der <text:span text:style-name="T13">21. (</text:span>einundzwanzigste<text:span text:style-name="T13">)</text:span> Mai.</text:p>
      <text:p text:style-name="P27">In der dritten Stunde habe ich Deutschunterricht.</text:p>
      <text:p text:style-name="P27">Mittwoch ist der dritte Tag der Woche.</text:p>
      <text:p text:style-name="P27">Das höre ich heute zum ersten Mal.</text:p>
      <text:p text:style-name="P27">Das ist schon das dritte Mal, dass du zu spät kommst.</text:p>
      <text:p text:style-name="P29">Das ist der fünf Million einhundert-sechsundsiebzig-tausendste Tag.</text:p>
      <text:p text:style-name="P29">Das ist der 5.176.000. Tag.</text:p>
      <text:p text:style-name="P30"><text:span text:style-name="T14">Das ist der </text:span><text:span text:style-name="T15">fünf Million</text:span><text:span text:style-name="T14"> einhundert-sechsundsiebzig-tausend-</text:span><text:span text:style-name="T16">dreihundert-einundzwanzigste</text:span><text:span text:style-name="T14"> Tag.<text:line-break/></text:span>Das ist der 5.176.<text:span text:style-name="T16">3</text:span>21. Tag. </text:p>
      <text:p text:style-name="P31"/>
      <text:p text:style-name="P29">Das ist schon das hundertste Mal, dass ich dir sage, dass du nicht in der Wohnung rauchen sollst.</text:p>
      <text:p text:style-name="P29">Das ist schon das 100. Mal, dass ich dir sage, dass du nicht in der Wohnung rauchen sollst.</text:p>
      <text:p text:style-name="P32">Ich hoffe, dass ich dir das nicht noch eine Millionen Mal sagen muss.</text:p>
      <text:p text:style-name="P27"/>
      <text:p text:style-name="P33">der Bruch / die Brüche - the fraction / fractions</text:p>
      <text:p text:style-name="P34"/>
      <text:p text:style-name="P35">[number] + (s)tel</text:p>
      <text:p text:style-name="P34"/>
      <text:p text:style-name="P34">die Hälfte / die Hälften - the half</text:p>
      <text:p text:style-name="P34">das Drittel / die Drittel - the third</text:p>
      <text:p text:style-name="P34">das Viertel / die Viertel - the quarter</text:p>
      <text:p text:style-name="P34">das Fünftel / die Fünftel - the fitht</text:p>
      <text:p text:style-name="P34">das Zehntel - 1/<text:span text:style-name="T17">10</text:span></text:p>
      <text:p text:style-name="P34">das Zwanzigstel - 1/20</text:p>
      <text:p text:style-name="P34">das Dreißigstel - 1/30</text:p>
      <text:p text:style-name="P34">das Hundertstel - 1/100</text:p>
      <text:p text:style-name="P34">das Tausendstel - 1/1.000</text:p>
      <text:p text:style-name="P34">das Einhundertausendstel - 1/100.000</text:p>
      <text:p text:style-name="P34">das Millionstel - 1/1.000.000</text:p>
      <text:p text:style-name="P36"/>
      <text:p text:style-name="P11"/>
      <text:p text:style-name="P11"/>
      <text:p text:style-name="P11"/>
      <text:p text:style-name="P37"/>
      <text:p text:style-name="P11"/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03T12:01:20.698000000</meta:creation-date>
    <dc:date>2025-11-14T16:18:48.757137000</dc:date>
    <meta:editing-duration>PT1H53M13S</meta:editing-duration>
    <meta:editing-cycles>28</meta:editing-cycles>
    <meta:generator>LibreOffice/25.2.6.2$Windows_X86_64 LibreOffice_project/729c5bfe710f5eb71ed3bbde9e06a6065e9c6c5d</meta:generator>
    <meta:document-statistic meta:table-count="4" meta:image-count="0" meta:object-count="0" meta:page-count="4" meta:paragraph-count="167" meta:word-count="696" meta:character-count="4178" meta:non-whitespace-character-count="3638"/>
  </office:meta>
</office:document-meta>
</file>